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1.728cm" style:rel-column-width="45210*"/>
    </style:style>
    <style:style style:name="Tabelle1.B" style:family="table-column">
      <style:table-column-properties style:column-width="5.272cm" style:rel-column-width="2032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paragraph-rsid="00032514"/>
    </style:style>
    <style:style style:name="P2" style:family="paragraph" style:parent-style-name="Standard">
      <style:text-properties style:font-name="Calibri" officeooo:rsid="00032514" officeooo:paragraph-rsid="00032514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text-properties style:font-name="Calibri" fo:font-weight="bold" officeooo:rsid="00032514" officeooo:paragraph-rsid="00032514" style:font-weight-asian="bold" style:font-weight-complex="bold"/>
    </style:style>
    <style:style style:name="P5" style:family="paragraph" style:parent-style-name="Standard">
      <style:text-properties style:font-name="Calibri" officeooo:rsid="000443db" officeooo:paragraph-rsid="000443db"/>
    </style:style>
    <style:style style:name="T1" style:family="text">
      <style:text-properties officeooo:rsid="00032514"/>
    </style:style>
    <style:style style:name="T2" style:family="text">
      <style:text-properties fo:font-size="16pt" officeooo:rsid="00032514" style:font-size-asian="16pt" style:font-size-complex="16pt"/>
    </style:style>
    <style:style style:name="T3" style:family="text">
      <style:text-properties fo:font-size="16pt" officeooo:rsid="0005029a" style:font-size-asian="16pt" style:font-size-complex="16pt"/>
    </style:style>
    <style:style style:name="T4" style:family="text">
      <style:text-properties officeooo:rsid="00050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X-Style</text:span><text:span text:style-name="T1">: Platzierung<text:tab/><text:tab/><text:tab/><text:tab/><text:tab/><text:tab/><text:tab/><text:tab/><text:tab/><text:tab/><text:tab/></text:span><text:span text:style-name="T3">DE</text:span></text:p>
      <text:p text:style-name="P2"/>
      <text:p text:style-name="P2">Judge(s): ________________________________________________________________________</text:p>
      <text:p text:style-name="P2"/>
      <text:p text:style-name="P5">Startgruppe: ______________________________________________ Datum: ________________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Name</text:p>
          </table:table-cell>
          <table:table-cell table:style-name="Tabelle1.B1" office:value-type="string">
            <text:p text:style-name="P4">Platzierung</text:p>
          </table:table-cell>
        </table:table-row>
        <table:table-row>
          <table:table-cell table:style-name="Tabelle1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22:39:53</meta:creation-date>
    <dc:date>2013-05-11T16:37:43</dc:date>
    <meta:editing-duration>P0D</meta:editing-duration>
    <meta:editing-cycles>3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5" meta:word-count="11" meta:character-count="213" meta:non-whitespace-character-count="197"/>
  </office:meta>
</office:document-meta>
</file>